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C" style:family="table-column">
      <style:table-column-properties style:column-width="11.333cm" style:rel-column-width="43691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bb2d3" officeooo:paragraph-rsid="000bb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1">A</text:p>
            </table:table-cell>
            <table:table-cell table:style-name="Table1.A1" office:value-type="string">
              <text:p text:style-name="P1">B</text:p>
            </table:table-cell>
            <table:table-cell table:style-name="Table1.C1" office:value-type="string">
              <text:p text:style-name="P1">C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2:35:00.790000000</meta:creation-date>
    <dc:date>2024-01-10T12:56:33.222000000</dc:date>
    <meta:editing-duration>PT13M25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6" meta:word-count="6" meta:character-count="6" meta:non-whitespace-character-count="6"/>
  </office:meta>
</office:document-meta>
</file>